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6.674cm" style:rel-width="101%" fo:margin-left="-0.079cm" table:align="left" style:writing-mode="lr-tb"/>
    </style:style>
    <style:style style:name="Tabela1.A" style:family="table-column">
      <style:table-column-properties style:column-width="8.089cm" style:rel-column-width="4634*"/>
    </style:style>
    <style:style style:name="Tabela1.B" style:family="table-column">
      <style:table-column-properties style:column-width="8.585cm" style:rel-column-width="4918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026cm" fo:border="none" style:writing-mode="lr-tb"/>
    </style:style>
    <style:style style:name="Tabela1.B1" style:family="table-cell">
      <style:table-cell-properties style:vertical-align="middle" fo:padding="0cm" fo:border="none" style:writing-mode="lr-tb"/>
    </style:style>
    <style:style style:name="P1" style:family="paragraph" style:parent-style-name="Normalny_20__28_Web_29_">
      <style:text-properties fo:color="#000000" style:font-name="Times New Roman" fo:font-size="12pt" fo:language="pl" fo:country="PL" style:font-size-asian="12pt" style:font-name-complex="Times New Roman" style:font-size-complex="12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WW8Num3">
      <style:paragraph-properties fo:line-height="100%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text-properties fo:color="#000000"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100%"/>
      <style:text-properties fo:color="#000000"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1.27cm" fo:margin-right="0cm" fo:line-height="100%" fo:text-indent="0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normal">
      <style:paragraph-properties fo:line-height="100%"/>
    </style:style>
    <style:style style:name="P10" style:family="paragraph" style:parent-style-name="normal">
      <style:paragraph-properties fo:line-height="100%" fo:text-align="center" style:justify-single-word="false"/>
    </style:style>
    <style:style style:name="P11" style:family="paragraph" style:parent-style-name="normal">
      <style:paragraph-properties fo:line-height="100%" fo:text-align="justify" style:justify-single-word="false"/>
    </style:style>
    <style:style style:name="P12" style:family="paragraph" style:parent-style-name="normal" style:list-style-name="WW8Num3">
      <style:paragraph-properties fo:line-height="100%" fo:text-align="justify" style:justify-single-word="false"/>
    </style:style>
    <style:style style:name="P13" style:family="paragraph" style:parent-style-name="normal" style:list-style-name="WW8Num1">
      <style:paragraph-properties fo:line-height="100%" fo:text-align="justify" style:justify-single-word="false"/>
    </style:style>
    <style:style style:name="P14" style:family="paragraph" style:parent-style-name="normal" style:list-style-name="WW8Num4">
      <style:paragraph-properties fo:line-height="100%"/>
    </style:style>
    <style:style style:name="P15" style:family="paragraph" style:parent-style-name="normal">
      <style:paragraph-properties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normal">
      <style:paragraph-properties fo:line-height="100%"/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normal">
      <style:paragraph-properties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normal">
      <style:paragraph-properties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normal">
      <style:paragraph-properties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normal">
      <style:paragraph-properties fo:line-height="100%" fo:text-align="justify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normal">
      <style:paragraph-properties fo:line-height="100%"/>
      <style:text-properties fo:color="#000000" style:font-name="Times New Roman" fo:font-size="12pt" style:font-size-asian="12pt" style:font-name-complex="Times New Roman" style:font-size-complex="12pt"/>
    </style:style>
    <style:style style:name="P22" style:family="paragraph" style:parent-style-name="normal">
      <style:paragraph-properties fo:line-height="100%" fo:text-align="justify" style:justify-single-word="false"/>
      <style:text-properties fo:color="#000000" style:font-name="Times New Roman" fo:font-size="12pt" style:font-size-asian="12pt" style:font-name-complex="Times New Roman" style:font-size-complex="12pt"/>
    </style:style>
    <style:style style:name="P23" style:family="paragraph" style:parent-style-name="normal">
      <style:paragraph-properties fo:margin-left="1.27cm" fo:margin-right="0cm" fo:line-height="100%" fo:text-align="justify" style:justify-single-word="false" fo:text-indent="0cm" style:auto-text-indent="false"/>
    </style:style>
    <style:style style:name="P24" style:family="paragraph" style:parent-style-name="normal" style:master-page-name="Standard">
      <style:paragraph-properties fo:line-height="10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color="#000000" style:font-name="Times New Roman" fo:font-size="12pt" fo:font-weight="bold" style:font-size-asian="12pt" style:font-weight-asian="bold" style:font-name-complex="Times New Roman" style:font-size-complex="12pt"/>
    </style:style>
    <style:style style:name="T7" style:family="text">
      <style:text-properties fo:color="#000000" style:font-name="Times New Roman" fo:font-size="12pt" style:font-size-asian="12pt" style:font-name-complex="Times New Roman" style:font-size-complex="12pt"/>
    </style:style>
    <style:style style:name="T8" style:family="text">
      <style:text-properties fo:color="#000000" style:font-name="Times New Roman" fo:font-size="12pt" fo:language="en" fo:country="US" style:font-size-asian="12pt" style:language-asian="en" style:country-asian="US" style:font-name-complex="Times New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Umowa zlecenia</text:p>
      <text:p text:style-name="P19"><text:s/></text:p>
      <text:p text:style-name="P19"><text:s/></text:p>
      <text:p text:style-name="P11"><text:span text:style-name="T1">Zawarta w dniu xx.08.2020r. w ………….. pomiędzy: </text:span></text:p>
      <text:p text:style-name="P17"/>
      <text:list xml:id="list2385938376" text:style-name="WW8Num3">
        <text:list-item>
          <text:p text:style-name="P3"><text:span text:style-name="T2">…………………………………………………………………….</text:span><text:span text:style-name="T1">; <text:s/>reprezentowaną przez: ……………., ……………………; <text:s/>zwaną dalej </text:span><text:span text:style-name="T2">Zleceniodawcą</text:span><text:span text:style-name="T1">,</text:span></text:p>
        </text:list-item>
      </text:list>
      <text:p text:style-name="P8">a</text:p>
      <text:list xml:id="list174942622596327" text:continue-numbering="true" text:style-name="WW8Num3">
        <text:list-item>
          <text:p text:style-name="P12"><text:span text:style-name="T3">………………………</text:span><text:span text:style-name="T4"> <text:s/></text:span><text:span text:style-name="T1">zam. ……………………………</text:span></text:p>
        </text:list-item>
      </text:list>
      <text:p text:style-name="P23"><text:span text:style-name="T1">legitymującym się dowodem osobistym seria i nr ………………, zwanym dalej </text:span><text:span text:style-name="T2">Zleceniobiorcą</text:span><text:span text:style-name="T1">.</text:span></text:p>
      <text:p text:style-name="P20"><text:s/></text:p>
      <text:p text:style-name="P15">§ 1</text:p>
      <text:p text:style-name="P11"><text:span text:style-name="T1">Na podstawie niniejszej umowy Zleceniodawca zleca a Zleceniobiorca zobowiązuje się do <text:s/>wykonania następujących czynności stanowiących załącznik nr 1 do Umowy.</text:span></text:p>
      <text:p text:style-name="P18"/>
      <text:p text:style-name="P15">§ 2</text:p>
      <text:list xml:id="list65172711" text:style-name="WW8Num1">
        <text:list-item>
          <text:p text:style-name="P13"><text:span text:style-name="T1">Za wykonywanie prac określonych w § 1 Zleceniobiorca otrzyma comiesięcznie kwotę <text:line-break/>w wysokości ………………. zł brutto (słownie: ………………..brutto), płatną do …….. dnia każdego miesiąca na podany wcześniej numer konta. </text:span></text:p>
        </text:list-item>
        <text:list-item>
          <text:p text:style-name="P13"><text:span text:style-name="T1">Comiesięczne wynagrodzenie za wykonanie prac płatne jest na podstawie ewidencji godzin pracy/ rachunku/inny sposób przedstawionej przez Zleceniobiorcę.</text:span></text:p>
        </text:list-item>
      </text:list>
      <text:p text:style-name="P16"/>
      <text:p text:style-name="P10"><text:span text:style-name="T2">§ 3</text:span></text:p>
      <text:p text:style-name="P11"><text:span text:style-name="T1">Zleceniobiorca przekazuje Zleceniodawcy prawo do wszystkich materiałów graficznych, zdjęć, plakatów, filmów oraz tekstów, które będą opracowane przez niego w ramach niniejszej umowy na potrzeby…………………….(nazwa firmy). Będą one własnością …………………………… (nazwa firmy) i mogą być bezterminowo wykorzystywane tylko i wyłącznie przez nią, jak i podległe jej podmioty</text:span></text:p>
      <text:p text:style-name="P17"/>
      <text:p text:style-name="P17"/>
      <text:p text:style-name="P10"><text:span text:style-name="T2">§ 4</text:span></text:p>
      <text:list xml:id="list3522833746" text:style-name="WW8Num4">
        <text:list-item>
          <text:p text:style-name="P14"><text:span text:style-name="T1">Umowa została zawarta na czas nieokreślony/określony.</text:span></text:p>
        </text:list-item>
      </text:list>
      <text:p text:style-name="P15"/>
      <text:p text:style-name="P10"><text:span text:style-name="T2">§ 5</text:span></text:p>
      <text:p text:style-name="P9"><text:span text:style-name="T1">Umowa została sporządzona w dwóch jednobrzmiących egzemplarzach – po jednym <text:s text:c="171"/></text:span></text:p>
      <text:p text:style-name="P9"><text:span text:style-name="T1">dla każdej ze stron. <text:s/>Wszelkie zmiany niniejszej umowy wymagają zgodnego oświadczenia woli stron w formie pisemnej pod rygorem nieważności.<text:line-break/></text:span></text:p>
      <text:p text:style-name="P4"><text:span text:style-name="T6">§ 6</text:span></text:p>
      <text:p text:style-name="P2"><text:span text:style-name="T7">Strony zobowiązują się do polubownego rozstrzygania wszelkich sporów, które mogą wyniknąć w związku z wykonaniem niniejszej umowy. W przypadku skierowania sprawy na drogę postępowania sądowego spór rozstrzyga Sąd………………….</text:span></text:p>
      <text:p text:style-name="P4"><text:span text:style-name="T6">§ 7</text:span></text:p>
      <text:p text:style-name="P4"><text:soft-page-break/><text:span text:style-name="T6">KLAUZULA RODO</text:span></text:p>
      <text:p text:style-name="P4"><text:span text:style-name="T6">§ 8</text:span></text:p>
      <text:p text:style-name="P6">W sprawach nieuregulowanych niniejszą umową mają zastosowanie odpowiednie przepisy prawa.</text:p>
      <text:p text:style-name="P22"/>
      <text:p text:style-name="P20"><text:s/></text:p>
      <text:p text:style-name="P20"><text:s/></text:p>
      <text:p text:style-name="P20"><text:s/>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.....................................<text:line-break/>ZLECENIODAWCA </text:p>
          </table:table-cell>
          <table:table-cell table:style-name="Tabela1.B1" office:value-type="string">
            <text:p text:style-name="P7"><text:span text:style-name="T7">.....................................<text:line-break/>ZLECENIOBIORCA</text:span></text:p>
          </table:table-cell>
        </table:table-row>
      </table:table>
      <text:p text:style-name="P5"/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normal" style:next-style-name="normal" style:class="text">
      <style:paragraph-properties fo:margin-top="0cm" fo:margin-bottom="0cm" loext:contextual-spacing="false"/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" style:family="paragraph">
      <style:paragraph-properties fo:line-height="115%" fo:orphans="2" fo:widows="2"/>
      <style:text-properties fo:color="#000000" style:font-name="Arial" fo:font-family="Arial" style:font-family-generic="swiss" style:font-pitch="variable" fo:font-size="11pt" fo:language="pl" fo:country="PL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53cm" fo:margin-bottom="0cm" loext:contextual-spacing="false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cm" loext:contextual-spacing="false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282cm" fo:margin-bottom="0cm" loext:contextual-spacing="false"/>
      <style:text-properties fo:color="#666666" style:font-name="Trebuchet MS" fo:font-family="'Trebuchet MS'" style:font-family-generic="swiss" style:font-pitch="variable" fo:font-size="11pt" style:text-underline-style="solid" style:text-underline-width="auto" style:text-underline-color="font-color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282cm" fo:margin-bottom="0cm" loext:contextual-spacing="false"/>
      <style:text-properties fo:color="#666666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282cm" fo:margin-bottom="0cm" loext:contextual-spacing="false"/>
      <style:text-properties fo:color="#666666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/>
    </style:style>
    <style:style style:name="Subtitle" style:family="paragraph" style:parent-style-name="normal" style:next-style-name="normal" style:class="chapter">
      <style:paragraph-properties fo:margin-top="0cm" fo:margin-bottom="0.353cm" loext:contextual-spacing="false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/>
    </style:style>
    <style:style style:name="Akapit_20_z_20_listą" style:display-name="Akapit z listą" style:family="paragraph" style:parent-style-name="Standard">
      <style:paragraph-properties fo:margin-left="1.249cm" fo:margin-right="0cm" fo:text-indent="0cm" style:auto-text-indent="false"/>
    </style:style>
    <style:style style:name="Normalny_20__28_Web_29_" style:display-name="Normalny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9pt" style:font-size-asian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Umowa zlecenie wzór.docx</dc:title>
    <dc:subject/>
    <meta:keyword/>
    <meta:initial-creator>dom</meta:initial-creator>
    <meta:creation-date>2020-05-16T12:09:00</meta:creation-date>
    <dc:creator>Jan Zapolski-Downar</dc:creator>
    <dc:date>2020-08-30T14:14:00</dc:date>
    <meta:editing-cycles>16</meta:editing-cycles>
    <meta:editing-duration>PT59M</meta:editing-duration>
    <meta:generator>LibreOffice/6.4.5.2$Linux_X86_64 LibreOffice_project/40$Build-2</meta:generator>
    <meta:document-statistic meta:table-count="1" meta:image-count="0" meta:object-count="0" meta:page-count="2" meta:paragraph-count="32" meta:word-count="243" meta:character-count="2051" meta:non-whitespace-character-count="1650"/>
  </office:meta>
</office:document-meta>
</file>